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5b57a" officeooo:paragraph-rsid="0005b57a"/>
    </style:style>
    <style:style style:name="P2" style:family="paragraph" style:parent-style-name="Standard">
      <style:text-properties officeooo:paragraph-rsid="0005b57a"/>
    </style:style>
    <style:style style:name="T1" style:family="text">
      <style:text-properties officeooo:rsid="0005b57a"/>
    </style:style>
    <style:style style:name="T2" style:family="text">
      <style:text-properties officeooo:rsid="000771fa"/>
    </style:style>
    <style:style style:name="T3" style:family="text">
      <style:text-properties officeooo:rsid="0008bd53"/>
    </style:style>
    <style:style style:name="T4" style:family="text">
      <style:text-properties officeooo:rsid="000aa456"/>
    </style:style>
    <style:style style:name="T5"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xecutive Review: AI Project’s Requirements and Considerations</text:p>
      <text:p text:style-name="Subtitle">By: Cody York</text:p>
      <text:p text:style-name="P1"/>
      <text:h text:style-name="Heading_20_2" text:outline-level="2"><text:span text:style-name="T1">Overview:</text:span> <text:s text:c="3"/></text:h>
      <text:p text:style-name="P2"><text:s text:c="4"/>The recent executive committee meeting unveiled a visionary AI application proposed by the VP of Marketing. This project can significantly benefit the company, but requires a comprehensive understanding of the demands on personnel, management, and the organization as a whole. This paper outlines four main requirements for integrating AI, two personnel <text:span text:style-name="T1">requirements</text:span>, and two management requirements essential for the success of this AI initiative. Failure to address these requirements may critically hinder the project’s success.</text:p>
      <text:p text:style-name="Standard"/>
      <text:h text:style-name="Heading_20_3" text:outline-level="3">Main Requirements for Integrating AI</text:h>
      <text:h text:style-name="Heading_20_4" text:outline-level="4">1. Data Infrastructure</text:h>
      <text:p text:style-name="Standard">AI applications thrive on <text:span text:style-name="T2">lots of </text:span>data. A robust data infrastructure ensures that high-quality, relevant data is accessible. The company must invest in data storage solutions, data cleansing, and integration tools to facilitate efficient data collection, processing, and analysis.</text:p>
      <text:p text:style-name="Standard"/>
      <text:h text:style-name="Heading_20_4" text:outline-level="4">2. Security and Compliance</text:h>
      <text:p text:style-name="Standard">Data security is paramount, especially when handling customer information. The company must ensure that the AI system adheres to data protection regulations and industry standards. This involves implementing security measures such as encryption, access controls, and regular security audits.</text:p>
      <text:p text:style-name="Standard"/>
      <text:h text:style-name="Heading_20_4" text:outline-level="4">3. Scalability</text:h>
      <text:p text:style-name="Standard">The AI system must be scalable to handle increasing data volumes and complexity as the company grows. This requires a flexible architecture that can be easily upgraded or expanded. Cloud-based solutions are often effective in ensuring scalability <text:span text:style-name="T2">and may serve us well here</text:span>.</text:p>
      <text:p text:style-name="Standard"/>
      <text:h text:style-name="Heading_20_4" text:outline-level="4">4. Monitoring and Maintenance</text:h>
      <text:p text:style-name="Standard">Continuous monitoring and maintenance are crucial for the AI system's performance and reliability. This includes monitoring data inputs, model performance, and system uptime. Regular maintenance, including software updates and model retraining, is necessary to ensure the system remains effective over <text:span text:style-name="T2">long periods of </text:span>time.</text:p>
      <text:p text:style-name="Standard"/>
      <text:p text:style-name="Standard"/>
      <text:h text:style-name="Heading_20_3" text:outline-level="3"><text:soft-page-break/>Personnel Requirements</text:h>
      <text:h text:style-name="Heading_20_4" text:outline-level="4"><text:span text:style-name="T1">1</text:span>. Skills Development and Training</text:h>
      <text:p text:style-name="Standard">Employees need to be skilled in utilizing AI tools. Continuous training programs and workshops are essential to ensure they are well-equipped to maximize the AI application’s potential. This includes understanding AI models, interpreting their outputs, and integrating them into daily workflows. <text:span text:style-name="T2">We should make sure to approach this slowly and carefully to ensure we are finding the best way to integrate the AI.</text:span></text:p>
      <text:p text:style-name="Standard"/>
      <text:h text:style-name="Heading_20_4" text:outline-level="4">2. Change Management</text:h>
      <text:p text:style-name="Standard">AI will bring significant changes to the sales group's processes and operations. Employees must be prepared and supported through this transition. Change management strategies should include communication plans, support groups, and coaching to create an environment that encourages embracing change. <text:span text:style-name="T2">We need to ensure that the employees understand that no one is being replaced by the AI, but that the AI is simply a tool to enhance their daily work activities.</text:span></text:p>
      <text:p text:style-name="Standard"/>
      <text:h text:style-name="Heading_20_3" text:outline-level="3">Management Requirements</text:h>
      <text:h text:style-name="Heading_20_4" text:outline-level="4">1. Project Governance</text:h>
      <text:p text:style-name="Standard">Robust project governance ensures that the AI initiative aligns with the company's objectives and values. This involves setting up frameworks for decision-making, accountability, and performance measurement. Transparency and ethical considerations in the AI system are also essential.</text:p>
      <text:p text:style-name="Standard"/>
      <text:h text:style-name="Heading_20_4" text:outline-level="4">2. Machine Learning Operations (MLOps)</text:h>
      <text:p text:style-name="Standard">MLOps encompasses AI model lifecycle management, ensuring AI applications are scalable, reliable, and efficient. It requires cross-functional collaboration and is vital for the sustained success of AI initiatives. <text:span text:style-name="T3">A small primer</text:span> on MLOps: <text:a xlink:type="simple" xlink:href="https://valuedrivenai.com/mlops-tutorial/" text:style-name="Internet_20_link" text:visited-style-name="Visited_20_Internet_20_Link"><text:span text:style-name="T4">Machine Learning Operations (MLOps) – A Complete Guide and Tutorial</text:span></text:a></text:p>
      <text:p text:style-name="Standard"/>
      <text:h text:style-name="Heading_20_2" text:outline-level="2">Conclusion</text:h>
      <text:p text:style-name="Standard">This AI project holds immense potential for our company. However, success hinges on our commitment to developing data infrastructure, ensuring security and compliance, scalability, monitoring and maintenance, employees' skills development, effective change management, solid project governance, and employing MLOps. Each of these aspects is critical, and failure in any could substantially impact the project’s prospects for success. It is essential to approach this initiative with the understanding and commitment it demands.</text:p>
      <text:p text:style-name="Standard"/>
      <text:p text:style-name="Standard">Additional Reading:</text:p>
      <text:p text:style-name="Standard">- <text:a xlink:type="simple" xlink:href="https://www.amazon.com/Working-AI-Human-Machine-Collaboration-Management-ebook/dp/B09P9GRQ17/ref=sr_1_3?keywords=working+with+ai&amp;s=books&amp;sr=1-3" text:style-name="Internet_20_link" text:visited-style-name="Visited_20_Internet_20_Link"><text:span text:style-name="T4">Working With AI</text:span></text:a></text:p>
      <text:p text:style-name="Standard">- <text:a xlink:type="simple" xlink:href="https://www.boozallen.com/insights/ai/change-management-for-artificial-intelligence-adoption.html" text:style-name="Internet_20_link" text:visited-style-name="Visited_20_Internet_20_Link"><text:span text:style-name="T4">Change Management for Artifical Intelligence Adoption</text:span></text:a></text:p>
      <text:p text:style-name="Standard">- <text:a xlink:type="simple" xlink:href="https://blog.softwaremill.com/how-to-adopt-artificial-intelligence-in-your-business-65d42e2293b9" text:style-name="Internet_20_link" text:visited-style-name="Visited_20_Internet_20_Link"><text:span text:style-name="T4">How to adopt Artificial Intelligence in your business?</text:span></text:a></text:p>
      <text:p text:style-name="Standard"/>
      <text:p text:style-name="Standard"><text:span text:style-name="T5">Note:</text:span> The links provided serve as additional resources for an in-depth understanding of the topics discuss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17T20:13:57.355000000</meta:creation-date>
    <dc:date>2023-06-18T01:16:10.872000000</dc:date>
    <meta:editing-duration>PT5H2M11S</meta:editing-duration>
    <meta:editing-cycles>4</meta:editing-cycles>
    <meta:generator>LibreOffice/7.5.3.2$Windows_X86_64 LibreOffice_project/9f56dff12ba03b9acd7730a5a481eea045e468f3</meta:generator>
    <meta:document-statistic meta:table-count="0" meta:image-count="0" meta:object-count="0" meta:page-count="2" meta:paragraph-count="30" meta:word-count="612" meta:character-count="4332" meta:non-whitespace-character-count="3741"/>
  </office:meta>
</office:document-meta>
</file>